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7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25" style:family="paragraph" style:parent-style-name="Standard" style:list-style-name="L5">
      <style:text-properties style:font-name="Arial" fo:font-size="10.5pt" style:font-size-asian="10.5pt" style:font-name-complex="Arial" style:font-size-complex="10.5pt"/>
    </style:style>
    <style:style style:name="P26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27" style:family="paragraph" style:parent-style-name="Standard" style:list-style-name="L6">
      <style:text-properties fo:font-size="10.5pt" style:font-size-asian="10.5pt" style:font-size-complex="10.5pt"/>
    </style:style>
    <style:style style:name="P28" style:family="paragraph" style:parent-style-name="Standard" style:list-style-name="L7">
      <style:text-properties fo:font-size="10.5pt" style:font-size-asian="10.5pt" style:font-size-complex="10.5pt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9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weight="normal" style:font-weight-asian="normal" style:font-name-complex="Arial" style:font-weight-complex="normal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13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5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6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17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nnur Yunusov</text:p>
      <text:p text:style-name="P3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4">mmyunusov@gmail.com</text:span></text:span></text:a><text:span text:style-name="T15"> </text:span><text:span text:style-name="T17">• </text:span><text:a xlink:type="simple" xlink:href="http://www.minnur.com/" text:style-name="Internet_20_link" text:visited-style-name="Visited_20_Internet_20_Link"><text:span text:style-name="Internet_20_link"><text:span text:style-name="T17">www.minnur.com</text:span></text:span></text:a></text:p>
      <text:p text:style-name="P4"/>
      <text:p text:style-name="P4"/>
      <text:p text:style-name="P29">Summary</text:p>
      <text:p text:style-name="P7"/>
      <text:list xml:id="list3118039377553422797" text:style-name="L1">
        <text:list-item>
          <text:p text:style-name="P22">Proven ability to jump into new projects and learn new technologies quickly.</text:p>
        </text:list-item>
        <text:list-item>
          <text:p text:style-name="P22">Proven ability to quickly create prototypes (proof of concept prototyping).</text:p>
        </text:list-item>
        <text:list-item>
          <text:p text:style-name="P22">Proven track record of initiating and delivering successful projects and SaaS products.</text:p>
        </text:list-item>
      </text:list>
      <text:p text:style-name="P7"/>
      <text:p text:style-name="P24">Recent Experience</text:p>
      <text:p text:style-name="P18"/>
      <text:p text:style-name="P19">Presshub.io – San Francisco, CA</text:p>
      <text:p text:style-name="P9">Founder, June 2016 – Present</text:p>
      <text:p text:style-name="P6"/>
      <text:list xml:id="list7907477604111923139" text:style-name="L2">
        <text:list-item>
          <text:p text:style-name="P21">Developed and launched content distribution API platform that lets anyone publish their content to Apple News, Facebook Instant Articles, Medium and other content platforms.</text:p>
        </text:list-item>
        <text:list-item>
          <text:p text:style-name="P21">Build server infrastructure with several web-heads, load balancers (HAProxy) and database replications.</text:p>
        </text:list-item>
      </text:list>
      <text:p text:style-name="P18"/>
      <text:p text:style-name="P19">Chapter Three – San Francisco, CA</text:p>
      <text:p text:style-name="P9">Senior Drupal Developer, June 2015 – Present</text:p>
      <text:p text:style-name="P6"/>
      <text:list xml:id="list8920262511136630639" text:style-name="L3">
        <text:list-item>
          <text:p text:style-name="P20">Integrated third-party systems (Built better integration with Click &amp; Pledge in Drupal 8).</text:p>
        </text:list-item>
        <text:list-item>
          <text:p text:style-name="P20">Implemented Greenhouse Job Board API for Pinterest's Careers website.</text:p>
        </text:list-item>
        <text:list-item>
          <text:p text:style-name="P20">Integrated SSO (SimpleSAMLphp with ADFS and PingOne, OAuth2) for both D7 and D8.</text:p>
        </text:list-item>
        <text:list-item>
          <text:p text:style-name="P20">Performed database migrations (Bricolage to Drupal, MsSQL to Drupal using Migrate module).</text:p>
        </text:list-item>
        <text:list-item>
          <text:p text:style-name="P20">One of the principal developer of the Apple News Drupal 7 module and Apple News PHP library.</text:p>
        </text:list-item>
        <text:list-item>
          <text:p text:style-name="P20">Maintained and supported Drupal 7 and Drupal 8 sites (custom module development).</text:p>
        </text:list-item>
      </text:list>
      <text:p text:style-name="P6"/>
      <text:p text:style-name="P24">Education</text:p>
      <text:p text:style-name="P8"/>
      <text:p text:style-name="P19">Tyumen State University – Tyumen, Russia</text:p>
      <text:p text:style-name="P9">Master's Degree in Computer Science, 2003 – 2009</text:p>
      <text:p text:style-name="P5"/>
      <text:list xml:id="list5721961912768158722" text:style-name="L4">
        <text:list-item>
          <text:p text:style-name="P11">Emphasis on System Engineering and Information Technologies.</text:p>
        </text:list-item>
      </text:list>
      <text:p text:style-name="P6"/>
      <text:p text:style-name="P24">Hobbies</text:p>
      <text:p text:style-name="P5"/>
      <text:list xml:id="list6391860708937995465" text:style-name="L5">
        <text:list-item>
          <text:p text:style-name="P25">I am building a new startup and learning iOS and Android development to solve paper usage problem for both people and companies.</text:p>
        </text:list-item>
        <text:list-item>
          <text:p text:style-name="P25">When time permits I am preparing myself to become a pilot.</text:p>
        </text:list-item>
        <text:list-item>
          <text:p text:style-name="P25">Built several successful open source projects: Wordpress (<text:span text:style-name="T18">2000</text:span>+ sites using one of the plugins) and Drupal modules (one of them installed on over <text:span text:style-name="T18">6000</text:span>+ sites and I maintain a module that's installed on <text:span text:style-name="T18">17000</text:span>+ sites.).</text:p>
        </text:list-item>
        <text:list-item>
          <text:p text:style-name="P23">Oil painting and photography.</text:p>
        </text:list-item>
      </text:list>
      <text:p text:style-name="P2"/>
      <text:p text:style-name="P2"/>
      <text:p text:style-name="P2"/>
      <text:p text:style-name="P12"><text:soft-page-break/>Numbers</text:p>
      <text:p text:style-name="P26">Presshub.io, Inc</text:p>
      <text:p text:style-name="P26"/>
      <text:list xml:id="list3603953023851505505" text:style-name="L6">
        <text:list-item>
          <text:p text:style-name="P27"><text:span text:style-name="T10">Built content distribution platform and launched a company in </text:span><text:span text:style-name="T11">3</text:span><text:span text:style-name="T10"> months. Currently I have a number of clients using it and the project supports itself. </text:span></text:p>
        </text:list-item>
        <text:list-item>
          <text:p text:style-name="P27"><text:span text:style-name="T12">50% </text:span><text:span text:style-name="T13">frontend development and </text:span><text:span text:style-name="T12">50%</text:span><text:span text:style-name="T13"> backend development.</text:span></text:p>
        </text:list-item>
      </text:list>
      <text:p text:style-name="P24"/>
      <text:p text:style-name="P13">Chapter Three</text:p>
      <text:list xml:id="list246636080824246720" text:style-name="L7">
        <text:list-item>
          <text:p text:style-name="P28"><text:span text:style-name="T10">At Chapter Three, I maintained about </text:span><text:span text:style-name="T12">220</text:span><text:span text:style-name="T10"> websites. </text:span></text:p>
        </text:list-item>
        <text:list-item>
          <text:p text:style-name="P28"><text:span text:style-name="T10">Migrated over </text:span><text:span text:style-name="T12">70</text:span><text:span text:style-name="T10"> websites from .NET system to Drupal 7. And </text:span><text:span text:style-name="T12">1</text:span><text:span text:style-name="T10"> from PostgreSQL to Drupal</text:span></text:p>
        </text:list-item>
        <text:list-item>
          <text:p text:style-name="P28"><text:span text:style-name="T10">Wrote about </text:span><text:span text:style-name="T12">18</text:span><text:span text:style-name="T10"> blog posts on a company website, including blog posts about Drupal 8.</text:span></text:p>
        </text:list-item>
        <text:list-item>
          <text:p text:style-name="P28"><text:span text:style-name="T10">Over than </text:span><text:span text:style-name="T12">95%</text:span><text:span text:style-name="T10"> of all projects launched on time.</text:span></text:p>
        </text:list-item>
        <text:list-item>
          <text:p text:style-name="P28"><text:span text:style-name="T10">About </text:span><text:span text:style-name="T12">80%</text:span><text:span text:style-name="T10"> of the time I am using PHP. I spend about </text:span><text:span text:style-name="T12">20% </text:span><text:span text:style-name="T13">of the time in frontend development.</text:span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5T11:27:25</dc:date>
    <meta:editing-cycles>70</meta:editing-cycles>
    <meta:editing-duration>PT14H26M28S</meta:editing-duration>
    <meta:generator>OpenOffice/4.1.3$Unix OpenOffice.org_project/413m1$Build-9783</meta:generator>
    <meta:document-statistic meta:table-count="0" meta:image-count="0" meta:object-count="0" meta:page-count="2" meta:paragraph-count="39" meta:word-count="405" meta:character-count="2503"/>
  </office:meta>
</office:document-meta>
</file>